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C000000BC56553D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79cm" svg:height="9.106cm" svg:x="4.65cm" svg:y="8.664cm">
          <draw:image xlink:href="Pictures/100000000000010C000000BC56553D46.png" xlink:type="simple" xlink:show="embed" xlink:actuate="onLoad">
            <text:p/>
          </draw:image>
        </draw:frame>
        <draw:custom-shape draw:style-name="gr2" draw:text-style-name="P1" draw:layer="layout" svg:width="8.32cm" svg:height="2.269cm" svg:x="6.559cm" svg:y="8.6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43:10.09</meta:creation-date>
    <dc:date>2012-10-30T21:45:00.93</dc:date>
    <meta:editing-duration>PT1M50S</meta:editing-duration>
    <meta:editing-cycles>2</meta:editing-cycles>
    <meta:generator>OpenOffice.org/3.3$Win32 OpenOffice.org_project/330m20$Build-9567</meta:generator>
    <meta:document-statistic meta:object-count="2"/>
  </office:meta>
</office:document-meta>
</file>